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9pt" fo:break-before="auto" style:use-optimal-row-height="true"/>
    </style:style>
    <style:style style:name="ro6" style:family="table-row">
      <style:table-row-properties style:row-height="24.55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114.09pt" fo:break-before="auto" style:use-optimal-row-height="true"/>
    </style:style>
    <style:style style:name="ro9" style:family="table-row">
      <style:table-row-properties style:row-height="6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Lucida Sans" style:font-name-complex="Lucida Sans"/>
    </style:style>
    <style:style style:name="T8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9" style:family="text">
      <style:text-properties fo:language="en" fo:country="none" style:font-name-asian="Lucida Sans" style:font-name-complex="Lucida Sans" style:font-size-asian="8.5pt" style:font-size-complex="8.5pt"/>
    </style:style>
    <style:style style:name="T10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11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12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office:value-type="string" calcext:value-type="string">
            <text:p>Confidence Interval</text:p>
          </table:table-cell>
          <table:table-cell table:style-name="ce4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4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office:value-type="string" calcext:value-type="string">
            <text:p>Calculate Pvalue</text:p>
          </table:table-cell>
          <table:table-cell table:style-name="ce7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8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office:value-type="string" calcext:value-type="string">
            <text:p>Learning Curve</text:p>
          </table:table-cell>
          <table:table-cell table:style-name="ce7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7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office:value-type="string" calcext:value-type="string">
            <text:p>Fitting_A_Curve</text:p>
          </table:table-cell>
          <table:table-cell table:style-name="ce7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7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office:value-type="string" calcext:value-type="string">
            <text:p>Regularization Ridge-Lasso-ElasticNet</text:p>
          </table:table-cell>
          <table:table-cell table:style-name="ce4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egression</text:p>
          </table:table-cell>
          <table:table-cell table:style-name="ce7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office:value-type="string" calcext:value-type="string">
            <text:p>Probability VS Likelihood</text:p>
          </table:table-cell>
          <table:table-cell table:style-name="ce7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ro To Regression</text:p>
          </table:table-cell>
          <table:table-cell table:style-name="ce7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office:value-type="string" calcext:value-type="string">
            <text:p>Gradient Descent</text:p>
          </table:table-cell>
          <table:table-cell table:style-name="ce7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imple Linear Regression</text:p>
          </table:table-cell>
          <table:table-cell table:style-name="ce7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office:value-type="string" calcext:value-type="string">
            <text:p>Linear Regression </text:p>
          </table:table-cell>
          <table:table-cell table:style-name="ce7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ultiple Linear Regression</text:p>
          </table:table-cell>
          <table:table-cell table:style-name="ce7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office:value-type="string" calcext:value-type="string">
            <text:p>Multiple Linear Regression</text:p>
          </table:table-cell>
          <table:table-cell table:style-name="ce4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odel evaluation methods</text:p>
          </table:table-cell>
          <table:table-cell table:style-name="ce7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7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10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10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7">1.</text:span><text:span text:style-name="T8">PlotAUC -&gt; AUCROC Curve</text:span></text:p>
            <text:p><text:span text:style-name="T9">2.</text:span><text:span text:style-name="T10">plot_confusion_matrix</text:span></text:p>
            <text:p><text:span text:style-name="T9">3.</text:span><text:span text:style-name="T10">ModBootstrapper</text:span></text:p>
            <text:p><text:span text:style-name="T9">4.</text:span><text:span text:style-name="T10">lot_learning_curve</text:span></text:p>
          </table:table-cell>
          <table:table-cell office:value-type="string" calcext:value-type="string">
            <text:p><text:span text:style-name="T11">1.</text:span><text:span text:style-name="T12">plot_learning_curve</text:span></text:p>
            <text:p><text:span text:style-name="T11">2.</text:span><text:span text:style-name="T12">PlotAUC</text:span></text:p>
            <text:p><text:span text:style-name="T11">3.</text:span><text:span text:style-name="T12">plot_confusion_matrix</text:span></text:p>
            <text:p><text:span text:style-name="T11">4.</text:span><text:span text:style-name="T12">Feature Importance DT,RF</text:span></text:p>
            <text:p><text:span text:style-name="T11">5.</text:span><text:span text:style-name="T12">Heatmap</text:span></text:p>
            <text:p><text:span text:style-name="T11">6.</text:span><text:span text:style-name="T12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0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10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10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a xlink:href="https://nbviewer.jupyter.org/github/WillKoehrsen/Data-Analysis/blob/master/medium/Medium%20Stats%20Analysis.ipynb" xlink:type="simple">MediumStatsAnalysis.ipynb</text:a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4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4">More than 2 Variables - </text:span><text:span text:style-name="T5">Secondary Y-Axis, Three Variables with a Category, Three Numeric Variables, Four Variables, Five Variables, Limiting Range and Adding Lines to Plots, </text:span></text:p>
            <text:p><text:span text:style-name="T4">Scatter Matrix, Heatmap, Spread, Ratio, Themes, Colorscales in cufflinks, Colorscales in Plotly, Pie Chart</text:span></text:p>
            <text:p><text:span text:style-name="T4">3D Surface Plot, 3D Scatter Plot, 3D Bubble Chart</text:span></text:p>
            <text:p><text:span text:style-name="T4"/></text:p>
          </table:table-cell>
          <table:covered-table-cell table:number-columns-repeated="4"/>
        </table:table-row>
        <table:table-row table:style-name="ro9">
          <table:covered-table-cell table:style-name="ce10"/>
          <table:covered-table-cell/>
          <table:table-cell table:style-name="ce10" office:value-type="string" calcext:value-type="string" table:number-columns-spanned="2" table:number-rows-spanned="1">
            <text:p><text:span text:style-name="T6">2.</text:span></text:p>
            <text:p><text:span text:style-name="T1">Correlation Heatmap, Scatterplot Matrix, Histograms, Cumulative Plot, With Range Slider, Scatter Plots</text:span></text:p>
            <text:p><text:span text:style-name="T6">Univariate Linear Regressions</text:span><text:span text:style-name="T5">, Views Regressed by Word Count, Read Ratio Regressed by Reading Time</text:span></text:p>
            <text:p><text:span text:style-name="T6">Univariate Polynomial Regressions, </text:span></text:p>
            <text:p><text:span text:style-name="T6">Multivariate Regressions</text:span></text:p>
            <text:p><text:span text:style-name="T6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10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Logistic Regression <text:s text:c="23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Support Vector Machines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Logistic Regression (Assignment)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1:40:28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08T00:10:05.127000000</dc:date>
    <meta:editing-duration>P1DT8M33S</meta:editing-duration>
    <meta:editing-cycles>9</meta:editing-cycles>
    <meta:generator>LibreOffice/6.2.4.2$Windows_X86_64 LibreOffice_project/2412653d852ce75f65fbfa83fb7e7b669a126d64</meta:generator>
    <meta:document-statistic meta:table-count="2" meta:cell-count="146" meta:object-count="0"/>
  </office:meta>
</office:document-meta>
</file>